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6c41d9"/>
    </style:style>
    <style:style style:name="T3" style:family="text">
      <style:text-properties officeooo:rsid="0070d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Zacznij sprzedawać kabl<text:span text:style-name="T3">e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2T03:05:08.002201370</dc:date>
    <meta:editing-duration>P1DT6H9M45S</meta:editing-duration>
    <meta:editing-cycles>70</meta:editing-cycles>
    <meta:document-statistic meta:table-count="0" meta:image-count="0" meta:object-count="0" meta:page-count="1" meta:paragraph-count="2" meta:word-count="7" meta:character-count="65" meta:non-whitespace-character-count="60"/>
  </office:meta>
</office:document-meta>
</file>